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3b73af" style:font-name="Monaco" fo:font-size="9pt" fo:letter-spacing="normal" fo:font-style="normal" style:text-underline-style="solid" style:text-underline-width="auto" style:text-underline-color="font-color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remote add origin....</text:p>
      <text:p text:style-name="Standard"/>
      <text:p text:style-name="Standard">git pull origen........</text:p>
      <text:p text:style-name="Standard"/>
      <text:p text:style-name="Standard">git push orige.... mandar cambios al servidor</text:p>
      <text:p text:style-name="Standard"/>
      <text:p text:style-name="Standard"/>
      <text:p text:style-name="Standard">//servidor git local.</text:p>
      <text:p text:style-name="Standard"/>
      <text:p text:style-name="Standard">Generacion de llave SSH</text:p>
      <text:p text:style-name="Standard"/>
      <text:p text:style-name="Standard">$ ssh-keygen -t rsa -C “<text:a xlink:type="simple" xlink:href="mailto:juansegovialopez@gmail.com">juansegovialopez@gmail.com</text:a>”</text:p>
      <text:p text:style-name="Standard"/>
      <text:p text:style-name="Standard">copiar del archivo<text:bookmark-start text:name="__DdeLink__851_1462087316"/> /home/user/.ssh/id_rsa.pub<text:bookmark-end text:name="__DdeLink__851_1462087316"/></text:p>
      <text:p text:style-name="Standard"/>
      <text:p text:style-name="Standard">copiar el contenido de la llave</text:p>
      <text:p text:style-name="Standard"/>
      <text:p text:style-name="Standard">para agregar unn origen distinto</text:p>
      <text:p text:style-name="Standard"/>
      <text:p text:style-name="Standard">juan@juan-AOD257:~/SIPRI$ git remote -v </text:p>
      <text:p text:style-name="Standard">origin<text:tab/>git://github.com/jupsl/SIPRI.git (fetch) </text:p>
      <text:p text:style-name="Standard">origin<text:tab/>git://github.com/jupsl/SIPRI.git (push) </text:p>
      <text:p text:style-name="Standard">juan@juan-AOD257:~/SIPRI$ git remote add bitbucket <text:a xlink:type="simple" xlink:href="mailto:git@bitbucket.org">git@bitbucket.org</text:a>:jupsl/sipri.git </text:p>
      <text:p text:style-name="Standard"/>
      <text:p text:style-name="Standard"/>
      <text:p text:style-name="Standard"/>
      <text:p text:style-name="P1">Ver los origenes remotos de git</text:p>
      <text:p text:style-name="Standard">juan@juan-AOD257:~/SIPRI$ git remote </text:p>
      <text:p text:style-name="Standard">bitbucket </text:p>
      <text:p text:style-name="Standard">origin </text:p>
      <text:p text:style-name="Standard"/>
      <text:p text:style-name="P1">Manual de git</text:p>
      <text:p text:style-name="Standard">The most commonly used git commands are: </text:p>
      <text:p text:style-name="Standard"><text:s text:c="3"/>add <text:s text:c="7"/>Add file contents to the index </text:p>
      <text:p text:style-name="Standard"><text:s text:c="3"/>bisect <text:s text:c="4"/>Find by binary search the change that introduced a bug </text:p>
      <text:p text:style-name="Standard"><text:s text:c="3"/>branch <text:s text:c="4"/>List, create, or delete branches </text:p>
      <text:p text:style-name="Standard"><text:s text:c="3"/>checkout <text:s text:c="2"/>Checkout a branch or paths to the working tree </text:p>
      <text:p text:style-name="Standard"><text:s text:c="3"/>clone <text:s text:c="5"/>Clone a repository into a new directory </text:p>
      <text:p text:style-name="Standard"><text:s text:c="3"/>commit <text:s text:c="4"/>Record changes to the repository </text:p>
      <text:p text:style-name="Standard"><text:s text:c="3"/>diff <text:s text:c="6"/>Show changes between commits, commit and working tree, etc </text:p>
      <text:p text:style-name="Standard"><text:s text:c="3"/>fetch <text:s text:c="5"/>Download objects and refs from another repository </text:p>
      <text:p text:style-name="Standard"><text:s text:c="3"/>grep <text:s text:c="6"/>Print lines matching a pattern </text:p>
      <text:p text:style-name="Standard"><text:s text:c="3"/>init <text:s text:c="6"/>Create an empty git repository or reinitialize an existing one </text:p>
      <text:p text:style-name="Standard"><text:s text:c="3"/>log <text:s text:c="7"/>Show commit logs </text:p>
      <text:p text:style-name="Standard"><text:s text:c="3"/>merge <text:s text:c="5"/>Join two or more development histories together </text:p>
      <text:p text:style-name="Standard"><text:s text:c="3"/>mv <text:s text:c="8"/>Move or rename a file, a directory, or a symlink </text:p>
      <text:p text:style-name="Standard"><text:s text:c="3"/>pull <text:s text:c="6"/>Fetch from and merge with another repository or a local branch </text:p>
      <text:p text:style-name="Standard"><text:s text:c="3"/>push <text:s text:c="6"/>Update remote refs along with associated objects </text:p>
      <text:p text:style-name="Standard"><text:s text:c="3"/>rebase <text:s text:c="4"/>Forward-port local commits to the updated upstream head </text:p>
      <text:p text:style-name="Standard"><text:soft-page-break/><text:s text:c="3"/>reset <text:s text:c="5"/>Reset current HEAD to the specified state </text:p>
      <text:p text:style-name="Standard"><text:s text:c="3"/>rm <text:s text:c="8"/>Remove files from the working tree and from the index </text:p>
      <text:p text:style-name="Standard"><text:s text:c="3"/>show <text:s text:c="6"/>Show various types of objects </text:p>
      <text:p text:style-name="Standard"><text:s text:c="3"/>status <text:s text:c="4"/>Show the working tree status </text:p>
      <text:p text:style-name="Standard"><text:s text:c="3"/>tag <text:s text:c="7"/>Create, list, delete or verify a tag object signed with GPG </text:p>
      <text:p text:style-name="Standard"/>
      <text:p text:style-name="Standard">See 'git help &lt;command&gt;' for more information on a specific command. </text:p>
      <text:p text:style-name="P1">Remover Origenes remotos</text:p>
      <text:p text:style-name="Standard">juan@juan-AOD257:~/SIPRI$ git remote rm bitbucket </text:p>
      <text:p text:style-name="Standard">juan@juan-AOD257:~/SIPRI$ git remote </text:p>
      <text:p text:style-name="Standard">origin </text:p>
      <text:p text:style-name="Standard">juan@juan-AOD257:~/SIPRI$ git remote add bitbucket <text:s/>git@bitbucket.org:jupsl/sipri.git </text:p>
      <text:p text:style-name="Standard">juan@juan-AOD257:~/SIPRI$ git remote </text:p>
      <text:p text:style-name="Standard">bitbucket </text:p>
      <text:p text:style-name="Standard">origin </text:p>
      <text:p text:style-name="P1">Agregar al branch mastger</text:p>
      <text:p text:style-name="Standard">juan@juan-AOD257:~/SIPRI$ git push bitbucket master </text:p>
      <text:p text:style-name="Standard">Counting objects: 6, done. </text:p>
      <text:p text:style-name="Standard">Delta compression using up to 4 threads. </text:p>
      <text:p text:style-name="Standard">Compressing objects: 100% (2/2), done. </text:p>
      <text:p text:style-name="Standard">Writing objects: 100% (6/6), 454 bytes, done. </text:p>
      <text:p text:style-name="Standard">Total 6 (delta 0), reused 6 (delta 0) </text:p>
      <text:p text:style-name="Standard">To git@bitbucket.org:jupsl/sipri.git </text:p>
      <text:p text:style-name="Standard"><text:s/>* [new branch] <text:s text:c="5"/>master -&gt; master </text:p>
      <text:p text:style-name="Standard">juan@juan-AOD257:~/SIPRI$ </text:p>
      <text:p text:style-name="Standard"/>
      <text:p text:style-name="P1">Subir un Commit en especifico</text:p>
      <text:p text:style-name="Standard">juan@juan-AOD257:~/SIPRI$ git push bitbucket <text:s text:c="2"/><text:span text:style-name="T1">760d84e</text:span> <text:s/>master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aco" svg:font-family="Monac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7T15:51:52</meta:creation-date>
    <dc:date>2014-02-04T16:36:12</dc:date>
    <meta:editing-duration>PT32M31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2" meta:paragraph-count="61" meta:word-count="351" meta:character-count="2676" meta:non-whitespace-character-count="2151"/>
  </office:meta>
</office:document-meta>
</file>